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31.75mm"/>
    </style:style>
    <style:style style:name="co21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22.17mm"/>
    </style:style>
    <style:style style:name="co4" style:family="table-column">
      <style:table-column-properties fo:break-before="auto" style:column-width="15.7mm"/>
    </style:style>
    <style:style style:name="co5" style:family="table-column">
      <style:table-column-properties fo:break-before="auto" style:column-width="18.38mm"/>
    </style:style>
    <style:style style:name="co6" style:family="table-column">
      <style:table-column-properties fo:break-before="auto" style:column-width="48.26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47.8mm"/>
    </style:style>
    <style:style style:name="co11" style:family="table-column">
      <style:table-column-properties fo:break-before="auto" style:column-width="44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29mm"/>
    </style:style>
    <style:style style:name="co16" style:family="table-column">
      <style:table-column-properties fo:break-before="auto" style:column-width="23.64mm"/>
    </style:style>
    <style:style style:name="co17" style:family="table-column">
      <style:table-column-properties fo:break-before="auto" style:column-width="19.91mm"/>
    </style:style>
    <style:style style:name="co19" style:family="table-column">
      <style:table-column-properties fo:break-before="auto" style:column-width="17.6mm"/>
    </style:style>
    <style:style style:name="co20" style:family="table-column">
      <style:table-column-properties fo:break-before="auto" style:column-width="84.26mm"/>
    </style:style>
    <style:style style:name="co22" style:family="table-column">
      <style:table-column-properties fo:break-before="auto" style:column-width="9.53mm"/>
    </style:style>
    <style:style style:name="co23" style:family="table-column">
      <style:table-column-properties fo:break-before="auto" style:column-width="424.04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0">
      <style:text-properties style:text-position=""/>
    </style:style>
    <style:style style:name="ce36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9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ffffff" fo:border="0.06pt solid #000000"/>
    </style:style>
    <style:style style:name="ce41" style:family="table-cell" style:parent-style-name="Default" style:data-style-name="N0"/>
    <style:style style:name="ce42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9" table:default-cell-style-name="ce10"/>
        <table:table-column table:style-name="co20" table:default-cell-style-name="ce10"/>
        <table:table-column table:style-name="co18" table:number-columns-repeated="2" table:default-cell-style-name="ce10"/>
        <table:table-column table:style-name="co22" table:default-cell-style-name="ce10"/>
        <table:table-column table:style-name="co23" table:default-cell-style-name="ce10"/>
        <table:table-column table:style-name="co18" table:number-columns-repeated="1002" table:default-cell-style-name="ce10"/>
        <table:table-column table:style-name="co21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39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/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strike_1|knows_ironflesh_1</text:p>
          </table:table-cell>
          <table:table-cell table:style-name="ce31" office:value-type="string" calcext:value-type="string">
            <text:p>rohan_face_younger_1</text:p>
          </table:table-cell>
          <table:table-cell table:style-name="ce31" office:value-type="string" calcext:value-type="string">
            <text:p>rohan_face_middle_2</text:p>
          </table:table-cell>
          <table:table-cell table:style-name="ce33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woodman_tunic,itm_leather_boot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woodman_tunic,itm_leather_boot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/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middle_2</text:p>
          </table:table-cell>
          <table:table-cell table:style-name="ce33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woodman_tunic,itm_leather_boot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woodman_tunic,itm_leather_boot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/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middle_2</text:p>
          </table:table-cell>
          <table:table-cell table:style-name="ce33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woodman_tunic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woodman_tunic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draw_2|knows_power_strike_3|knows_ironflesh_3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Woodmen_Master_Axeman</text:p>
          </table:table-cell>
          <table:table-cell table:style-name="ce6" office:value-type="string" calcext:value-type="string">
            <text:p>Woodmen_Master_Axemen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2|knows_power_strike_4|knows_ironflesh_4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Woodmen_Master_Axeman&quot;,&quot;Woodmen_Master_Axemen&quot;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" calcext:value-type="string">
            <text:p>["woodmen_master_axemen","Woodmen_Master_Axeman","Woodmen_Master_Axemen"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power_draw_1|knows_ironflesh_1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middle_2</text:p>
          </table:table-cell>
          <table:table-cell table:style-name="ce33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draw_2|knows_power_strike_3|knows_ironflesh_3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Expert_Huntsman_of_Mirkwood</text:p>
          </table:table-cell>
          <table:table-cell table:style-name="ce6" office:value-type="string" calcext:value-type="string">
            <text:p>Expert_Huntsmen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beorn_battle_axe,itm_beorn_axe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archery(200)|wp(170)</text:p>
          </table:table-cell>
          <table:table-cell table:style-name="ce29" office:value-type="string" calcext:value-type="string">
            <text:p>knows_common|knows_athletics_4|knows_power_draw_3|knows_power_strike_3|knows_ironflesh_4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Expert_Huntsman_of_Mirkwood&quot;,&quot;Expert_Huntsmen_of_Mirkwood&quot;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" calcext:value-type="string">
            <text:p>["fell_huntsmen_of_mirkwood","Expert_Huntsman_of_Mirkwood","Expert_Huntsmen_of_Mirkwood"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number-columns-repeated="2" table:style-name="ce6" office:value-type="string" calcext:value-type="string">
            <text:p>Beorning_Ma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staff,itm_beorn_axe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strike_1|knows_ironflesh_1</text:p>
          </table:table-cell>
          <table:table-cell table:style-name="ce31" office:value-type="string" calcext:value-type="string">
            <text:p>beorn_face1</text:p>
          </table:table-cell>
          <table:table-cell table:style-name="ce31" office:value-type="string" calcext:value-type="string">
            <text:p>beorn_face2</text:p>
          </table:table-cell>
          <table:table-cell table:style-name="ce33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leather_boots,itm_beorn_staff,itm_beorn_axe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leather_boots,itm_beorn_staff,itm_beorn_axe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/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beorn_axe,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power_strike_1|knows_ironflesh_1</text:p>
          </table:table-cell>
          <table:table-cell table:style-name="ce31" office:value-type="string" calcext:value-type="string">
            <text:p>beorn_face1</text:p>
          </table:table-cell>
          <table:table-cell table:style-name="ce31" office:value-type="string" calcext:value-type="string">
            <text:p>beorn_face2</text:p>
          </table:table-cell>
          <table:table-cell table:style-name="ce33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beorn_padded,itm_rohan_shoes,itm_beorn_axe,itm_beorn_axe,itm_beorn_battle_axe,],attr_tier_2,wp_tier_2,knows_common|knows_athletics_2|knows_power_strike_1|knows_ironflesh_1,beorn_face1,beorn_face2]," calcext:value-type="string">
            <text:p>["beorning_warrior","Beorning_Warrior","Beorning_Warriors",tfg_armor| tfg_boots,0,0,fac_beorn,[itm_beorn_padded,itm_rohan_shoes,itm_beorn_axe,itm_beorn_axe,itm_beorn_battle_axe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/>
          <table:table-cell table:style-name="ce18" office:value-type="string" calcext:value-type="string">
            <text:p>itm_beor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a,</text:p>
          </table:table-cell>
          <table:table-cell table:style-name="ce18" office:value-type="string" calcext:value-type="string">
            <text:p>itm_beorn_shield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strike_2|knows_ironflesh_2</text:p>
          </table:table-cell>
          <table:table-cell table:style-name="ce31" office:value-type="string" calcext:value-type="string">
            <text:p>beorn_face1</text:p>
          </table:table-cell>
          <table:table-cell table:style-name="ce31" office:value-type="string" calcext:value-type="string">
            <text:p>beorn_face2</text:p>
          </table:table-cell>
          <table:table-cell table:style-name="ce33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beorn_padded,itm_leather_gloves,itm_rohan_shoes,itm_dwarf_sword_a,itm_beorn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beorn_padded,itm_leather_gloves,itm_rohan_shoes,itm_dwarf_sword_a,itm_beorn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ale_sword,</text:p>
          </table:table-cell>
          <table:table-cell table:style-name="ce18" office:value-type="string" calcext:value-type="string">
            <text:p>itm_beorn_shiel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strike_3|knows_ironflesh_3|knows_shield_2</text:p>
          </table:table-cell>
          <table:table-cell table:style-name="ce31" office:value-type="string" calcext:value-type="string">
            <text:p>beorn_face1</text:p>
          </table:table-cell>
          <table:table-cell table:style-name="ce31" office:value-type="string" calcext:value-type="string">
            <text:p>beorn_face2</text:p>
          </table:table-cell>
          <table:table-cell table:style-name="ce33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beorn_helmet,itm_beorn_heavy,itm_leather_gloves,itm_leather_boots,itm_dwarf_sword_a,itm_dale_sword,itm_beorn_shiel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beorn_helmet,itm_beorn_heavy,itm_leather_gloves,itm_leather_boots,itm_dwarf_sword_a,itm_dale_sword,itm_beorn_shiel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dale_helmet_b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strike_3|knows_ironflesh_4|knows_shield_3</text:p>
          </table:table-cell>
          <table:table-cell table:style-name="ce31" office:value-type="string" calcext:value-type="string">
            <text:p>beorn_face1</text:p>
          </table:table-cell>
          <table:table-cell table:style-name="ce31" office:value-type="string" calcext:value-type="string">
            <text:p>beorn_face2</text:p>
          </table:table-cell>
          <table:table-cell table:style-name="ce33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strike_2|knows_ironflesh_2</text:p>
          </table:table-cell>
          <table:table-cell table:style-name="ce31" office:value-type="string" calcext:value-type="string">
            <text:p>beorn_face1</text:p>
          </table:table-cell>
          <table:table-cell table:style-name="ce31" office:value-type="string" calcext:value-type="string">
            <text:p>beorn_face2</text:p>
          </table:table-cell>
          <table:table-cell table:style-name="ce33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gondor_ranger_hood,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gondor_ranger_hood,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strike_3|knows_ironflesh_3</text:p>
          </table:table-cell>
          <table:table-cell table:style-name="ce31" office:value-type="string" calcext:value-type="string">
            <text:p>beorn_face1</text:p>
          </table:table-cell>
          <table:table-cell table:style-name="ce31" office:value-type="string" calcext:value-type="string">
            <text:p>beorn_face2</text:p>
          </table:table-cell>
          <table:table-cell table:style-name="ce33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itm_dale_helmet_b,</text:p>
          </table:table-cell>
          <table:table-cell table:style-name="ce18" office:value-type="string" calcext:value-type="string">
            <text:p>itm_beorn_berser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itm_dale_sword_long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strike_3|knows_ironflesh_6</text:p>
          </table:table-cell>
          <table:table-cell table:style-name="ce31" office:value-type="string" calcext:value-type="string">
            <text:p>beorn_face1</text:p>
          </table:table-cell>
          <table:table-cell table:style-name="ce31" office:value-type="string" calcext:value-type="string">
            <text:p>beorn_face2</text:p>
          </table:table-cell>
          <table:table-cell table:style-name="ce33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/>
          <table:table-cell table:style-name="ce18" office:value-type="string" calcext:value-type="string">
            <text:p>itm_dale_armor_a,</text:p>
          </table:table-cell>
          <table:table-cell table:style-name="ce18"/>
          <table:table-cell table:style-name="ce18" office:value-type="string" calcext:value-type="string">
            <text:p>itm_leather_boots,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1" office:value-type="string" calcext:value-type="string">
            <text:p>vaegir_face_younger_1</text:p>
          </table:table-cell>
          <table:table-cell table:style-name="ce31" office:value-type="string" calcext:value-type="string">
            <text:p>vaegir_face_middle_2</text:p>
          </table:table-cell>
          <table:table-cell table:style-name="ce33"/>
          <table:table-cell table:style-name="ce7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[&quot;dale_militia&quot;,&quot;Dale_Militiaman&quot;,&quot;Dale_Militia&quot;,tfg_boots| tfg_armor,0,0,fac_dale,[itm_dale_armor_a,itm_leather_boots,itm_leather_boots,itm_dale_pike,],attr_tier_1,wp_tier_1,knows_common,vaegir_face_younger_1,vaegir_face_middle_2]," calcext:value-type="string">
            <text:p>["dale_militia","Dale_Militiaman","Dale_Militia",tfg_boots| tfg_armor,0,0,fac_dale,[itm_dale_armor_a,itm_leather_boots,itm_leather_boots,itm_dale_pike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</text:p>
          </table:table-cell>
          <table:table-cell table:style-name="ce18" office:value-type="string" calcext:value-type="string">
            <text:p>itm_dale_armor_a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itm_dale_pike,</text:p>
          </table:table-cell>
          <table:table-cell table:style-name="ce18" office:value-type="string" calcext:value-type="string">
            <text:p>itm_dale_shield_a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middle_2</text:p>
          </table:table-cell>
          <table:table-cell table:style-name="ce33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an_at_arms&quot;,&quot;Dale_Man-at-Arms&quot;,&quot;Dale_Men-at-Arms&quot;,tfg_boots| tfg_armor| tfg_shield,0,0,fac_dale,[itm_dale_helmet_b,itm_dale_armor_a,itm_leather_boots,itm_dale_sword,itm_dale_pike,itm_dale_shield_a,],attr_tier_2,wp_tier_2,knows_common,vaegir_face_young_1,vaegir_face_middle_2]," calcext:value-type="string">
            <text:p>["dale_man_at_arms","Dale_Man-at-Arms","Dale_Men-at-Arms",tfg_boots| tfg_armor| tfg_shield,0,0,fac_dale,[itm_dale_helmet_b,itm_dale_armor_a,itm_leather_boots,itm_dale_sword,itm_dale_pike,itm_dale_shield_a,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Laketown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/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short_bow,</text:p>
          </table:table-cell>
          <table:table-cell table:style-name="ce18" office:value-type="string" calcext:value-type="string">
            <text:p>itm_dale_sword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ironflesh_1|knows_power_draw_1|knows_power_throw_1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_2</text:p>
          </table:table-cell>
          <table:table-cell table:style-name="ce33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laketown_scout&quot;,&quot;Laketown_Scout&quot;,&quot;Laketown_Scouts&quot;,tfg_ranged| tfg_boots| tfg_armor,0,0,fac_dale,[itm_dale_armor_c,itm_dale_armor_d,itm_leather_boots,itm_arrows,itm_short_bow,itm_dale_sword,],attr_tier_2,wp_tier_2,knows_ironflesh_1|knows_power_draw_1|knows_power_throw_1,vaegir_face_young_1,vaegir_face_old_2]," calcext:value-type="string">
            <text:p>["laketown_scout","Laketown_Scout","Laketown_Scouts",tfg_ranged| tfg_boots| tfg_armor,0,0,fac_dale,[itm_dale_armor_c,itm_dale_armor_d,itm_leather_boots,itm_arrows,itm_short_bow,itm_dale_sword,],attr_tier_2,wp_tier_2,knows_ironflesh_1|knows_power_draw_1|knows_power_thro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Laketown_Bowman</text:p>
          </table:table-cell>
          <table:table-cell table:style-name="ce6" office:value-type="string" calcext:value-type="string">
            <text:p>Laketown_Bowmen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</text:p>
          </table:table-cell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ironflesh_1|knows_power_draw_2|knows_athletics_2|knows_power_throw_1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bowmen&quot;,&quot;Laketown_Bowman&quot;,&quot;Laketown_Bowmen&quot;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" calcext:value-type="string">
            <text:p>["laketown_bowmen","Laketown_Bowman","Laketown_Bowmen"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Laketown_Archer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itm_dale_helmet_d,itm_dale_helmet_c,</text:p>
          </table:table-cell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ironflesh_1|knows_power_draw_2|knows_athletics_2|knows_power_throw_1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archer&quot;,&quot;Laketown_Archer&quot;,&quot;Laketown_Archers&quot;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" calcext:value-type="string">
            <text:p>["laketown_archer","Laketown_Archer","Laketown_Archers"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_of_Esgaroth</text:p>
          </table:table-cell>
          <table:table-cell table:style-name="ce6" office:value-type="string" calcext:value-type="string">
            <text:p>Barding_Bowmen_of_Esgaroth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itm_dale_helmet_c,</text:p>
          </table:table-cell>
          <table:table-cell table:style-name="ce18" office:value-type="string" calcext:value-type="string">
            <text:p>itm_dale_armor_h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archery(240)|wp(200)</text:p>
          </table:table-cell>
          <table:table-cell table:style-name="ce29" office:value-type="string" calcext:value-type="string">
            <text:p>knows_ironflesh_2|knows_power_draw_4|knows_power_strike_1|knows_athletics_3|knows_power_throw_1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barding_bowmen_of_esgaroth&quot;,&quot;Barding_Bowman_of_Esgaroth&quot;,&quot;Barding_Bowmen_of_Esgaroth&quot;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Warrio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,</text:p>
          </table:table-cell>
          <table:table-cell table:style-name="ce18" office:value-type="string" calcext:value-type="string">
            <text:p>itm_dale_shield_a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power_strike_1|knows_ironflesh_1|knows_shield_2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_2</text:p>
          </table:table-cell>
          <table:table-cell table:style-name="ce33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dale_warrior&quot;,&quot;Dale_Warrior&quot;,&quot;Dale_Warriors&quot;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" calcext:value-type="string">
            <text:p>["dale_warrior","Dale_Warrior","Dale_Warriors"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Veteran_Warrior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a,itm_dale_helmet_b,</text:p>
          </table:table-cell>
          <table:table-cell table:style-name="ce18" office:value-type="string" calcext:value-type="string">
            <text:p>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,</text:p>
          </table:table-cell>
          <table:table-cell table:style-name="ce18" office:value-type="string" calcext:value-type="string">
            <text:p>itm_dale_shield_a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veteran_warrior&quot;,&quot;Dale_Veteran_Warrior&quot;,&quot;Dale_Veteran_Warriors&quot;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" calcext:value-type="string">
            <text:p>["dale_veteran_warrior","Dale_Veteran_Warrior","Dale_Veteran_Warriors"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Marchwarden_of_Dale</text:p>
          </table:table-cell>
          <table:table-cell table:style-name="ce6" office:value-type="string" calcext:value-type="string">
            <text:p>Marchwardens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a,</text:p>
          </table:table-cell>
          <table:table-cell table:style-name="ce18" office:value-type="string" calcext:value-type="string">
            <text:p>itm_dale_armor_h,itm_dale_armor_i,itm_dale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itm_dale_pike,</text:p>
          </table:table-cell>
          <table:table-cell table:style-name="ce18" office:value-type="string" calcext:value-type="string">
            <text:p>itm_dale_shield_c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1" office:value-type="string" calcext:value-type="string">
            <text:p>vaegir_face_middle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marchwarden&quot;,&quot;Marchwarden_of_Dale&quot;,&quot;Marchwardens_of_Dale&quot;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" calcext:value-type="string">
            <text:p>["dale_marchwarden","Marchwarden_of_Dale","Marchwardens_of_Dale"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a,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office:value-type="string" calcext:value-type="string">
            <text:p>itm_dale_shield_a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power_strike_1|knows_ironflesh_1|knows_shield_2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_2</text:p>
          </table:table-cell>
          <table:table-cell table:style-name="ce33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pikeman&quot;,&quot;Dale_Spearman&quot;,&quot;Dale_Spearmen&quot;,tfg_boots| tfg_armor,0,0,fac_dale,[itm_dale_helmet_b,itm_dale_helmet_a,itm_dale_armor_b,itm_leather_boots,itm_dale_pike,itm_dale_shield_a,],attr_tier_3,wp_tier_3,knows_athletics_1|knows_power_strike_1|knows_ironflesh_1|knows_shield_2,vaegir_face_young_1,vaegir_face_old_2]," calcext:value-type="string">
            <text:p>["dale_pikeman","Dale_Spearman","Dale_Spearmen",tfg_boots| tfg_armor,0,0,fac_dale,[itm_dale_helmet_b,itm_dale_helmet_a,itm_dale_armor_b,itm_leather_boots,itm_dale_pike,itm_dale_shield_a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a,</text:p>
          </table:table-cell>
          <table:table-cell table:style-name="ce18" office:value-type="string" calcext:value-type="string">
            <text:p>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office:value-type="string" calcext:value-type="string">
            <text:p>itm_dale_shield_c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billman&quot;,&quot;Dale_Billman&quot;,&quot;Dale_Billmen&quot;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/>
          <table:table-cell table:style-name="ce18" office:value-type="string" calcext:value-type="string">
            <text:p>itm_dale_armor_h,itm_dale_armor_i,itm_dale_armor_j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1" office:value-type="string" calcext:value-type="string">
            <text:p>vaegir_face_middle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_master&quot;,&quot;Dale_Bill_Master&quot;,&quot;Dale_Bill_Masters&quot;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Merchant_Squire_of_Dale</text:p>
          </table:table-cell>
          <table:table-cell table:style-name="ce6" office:value-type="string" calcext:value-type="string">
            <text:p>Merchant_Squires_of_Dale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office:value-type="string" calcext:value-type="string">
            <text:p>itm_dale_shield_d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1|knows_ironflesh_1|knows_shield_2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_2</text:p>
          </table:table-cell>
          <table:table-cell table:style-name="ce33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merchant_squire_or_dale&quot;,&quot;Merchant_Squire_of_Dale&quot;,&quot;Merchant_Squires_of_Dale&quot;,tfg_boots| tfg_armor| tfg_shield,0,0,fac_dale,[itm_dale_helmet_e,itm_dale_armor_b,itm_leather_boots,itm_dale_pike,itm_dale_sword_long,itm_dale_shield_d,],attr_tier_2,wp_tier_2,knows_athletics_1|knows_ironflesh_1|knows_shield_2,vaegir_face_young_1,vaegir_face_old_2]," calcext:value-type="string">
            <text:p>["merchant_squire_or_dale","Merchant_Squire_of_Dale","Merchant_Squires_of_Dale",tfg_boots| tfg_armor| tfg_shield,0,0,fac_dale,[itm_dale_helmet_e,itm_dale_armor_b,itm_leather_boots,itm_dale_pike,itm_dale_sword_long,itm_dale_shield_d,],attr_tier_2,wp_tier_2,knows_athletics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Merchant_Guards_of_Dale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itm_dale_helmet_f,</text:p>
          </table:table-cell>
          <table:table-cell table:style-name="ce18" office:value-type="string" calcext:value-type="string">
            <text:p>itm_dale_armor_e,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ale_shield_d,</text:p>
          </table:table-cell>
          <table:table-cell table:style-name="ce18" office:value-type="string" calcext:value-type="string">
            <text:p>itm_dale_horse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ironflesh_1|knows_shield_2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_2</text:p>
          </table:table-cell>
          <table:table-cell table:style-name="ce33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guard_of_dale&quot;,&quot;Merchant_Guard_of_Dale&quot;,&quot;Merchant_Guards_of_Dale&quot;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" calcext:value-type="string">
            <text:p>["merchant_guard_of_dale","Merchant_Guard_of_Dale","Merchant_Guards_of_Dale"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Merchant_Protectors_of_Dale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itm_dale_helmet_f,</text:p>
          </table:table-cell>
          <table:table-cell table:style-name="ce18" office:value-type="string" calcext:value-type="string">
            <text:p>itm_dale_armor_e,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</text:p>
          </table:table-cell>
          <table:table-cell table:style-name="ce18" office:value-type="string" calcext:value-type="string">
            <text:p>itm_dale_shield_d,</text:p>
          </table:table-cell>
          <table:table-cell table:style-name="ce18" office:value-type="string" calcext:value-type="string">
            <text:p>itm_dale_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3|knows_ironflesh_2|knows_power_strike_1</text:p>
          </table:table-cell>
          <table:table-cell table:style-name="ce31" office:value-type="string" calcext:value-type="string">
            <text:p>vaegir_face_young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protector_of_dale&quot;,&quot;Merchant_Protector_of_Dale&quot;,&quot;Merchant_Protectors_of_Dale&quot;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" calcext:value-type="string">
            <text:p>["merchant_protector_of_dale","Merchant_Protector_of_Dale","Merchant_Protectors_of_Dale"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Girion's_Guard_of_Dale</text:p>
          </table:table-cell>
          <table:table-cell table:style-name="ce6" office:value-type="string" calcext:value-type="string">
            <text:p>Girion's_Guards_of_Dale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f,</text:p>
          </table:table-cell>
          <table:table-cell table:style-name="ce18" office:value-type="string" calcext:value-type="string">
            <text:p>itm_dale_armor_k,itm_dale_armor_l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ale_shield_d,</text:p>
          </table:table-cell>
          <table:table-cell table:style-name="ce18" office:value-type="string" calcext:value-type="string">
            <text:p>itm_dale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4|knows_shield_2|knows_ironflesh_3|knows_power_strike_2</text:p>
          </table:table-cell>
          <table:table-cell table:style-name="ce31" office:value-type="string" calcext:value-type="string">
            <text:p>vaegir_face_middle_1</text:p>
          </table:table-cell>
          <table:table-cell table:style-name="ce31" office:value-type="string" calcext:value-type="string">
            <text:p>vaegir_face_older_2</text:p>
          </table:table-cell>
          <table:table-cell table:style-name="ce33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girions_guard_of_dale&quot;,&quot;Girion's_Guard_of_Dale&quot;,&quot;Girion's_Guards_of_Dale&quot;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" calcext:value-type="string">
            <text:p>["girions_guard_of_dale","Girion's_Guard_of_Dale","Girion's_Guards_of_Dale"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riding_3|knows_power_draw_2|knows_horse_archery_2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4|knows_power_draw_3|knows_power_throw_1|knows_horse_archery_3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riding_5|knows_power_draw_3|knows_ironflesh_1|knows_horse_archery_4|knows_power_throw_1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5|knows_power_draw_4|knows_ironflesh_1|knows_power_throw_1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6|knows_power_strike_3|knows_power_draw_2|knows_power_throw_2|knows_ironflesh_2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ironflesh_1|knows_power_strike_1|knows_shield_2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4|knows_power_draw_3|knows_power_throw_1|knows_horse_archery_3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5|knows_power_draw_4|knows_power_strike_1|knows_ironflesh_1|knows_power_throw_1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29" office:value-type="string" calcext:value-type="string">
            <text:p>attr_evil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1" office:value-type="string" calcext:value-type="string">
            <text:p>rhun_man1</text:p>
          </table:table-cell>
          <table:table-cell table:style-name="ce31" office:value-type="string" calcext:value-type="string">
            <text:p>rhun_man2</text:p>
          </table:table-cell>
          <table:table-cell table:style-name="ce33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adz,itm_dwarf_mattock,itm_dwarf_sword_a,itm_dwarf_hand_axe,</text:p>
          </table:table-cell>
          <table:table-cell table:style-name="ce19" office:value-type="string" calcext:value-type="string">
            <text:p>itm_dwarf_shield_a,itm_dwarf_shield_b,</text:p>
          </table:table-cell>
          <table:table-cell table:style-name="ce19"/>
          <table:table-cell table:style-name="ce30" office:value-type="string" calcext:value-type="string">
            <text:p>attr_dwarf_tier_1</text:p>
          </table:table-cell>
          <table:table-cell table:style-name="ce30" office:value-type="string" calcext:value-type="string">
            <text:p>wp_dwarf_tier_1</text:p>
          </table:table-cell>
          <table:table-cell table:style-name="ce30" office:value-type="string" calcext:value-type="string">
            <text:p>knows_common_dwarf|knows_ironflesh_1|knows_power_strike_1</text:p>
          </table:table-cell>
          <table:table-cell table:style-name="ce32" office:value-type="string" calcext:value-type="string">
            <text:p>dwarf_face_2</text:p>
          </table:table-cell>
          <table:table-cell table:style-name="ce32" office:value-type="string" calcext:value-type="string">
            <text:p>dwarf_face_3</text:p>
          </table:table-cell>
          <table:table-cell table:style-name="ce34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adz,itm_dwarf_mattock,itm_dwarf_sword_a,itm_dwarf_hand_axe,itm_dwarf_shield_a,itm_dwarf_shield_b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adz,itm_dwarf_mattock,itm_dwarf_sword_a,itm_dwarf_hand_axe,itm_dwarf_shield_a,itm_dwarf_shield_b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adz,itm_dwarf_mattock,itm_dwarf_sword_a,itm_dwarf_hand_axe,</text:p>
          </table:table-cell>
          <table:table-cell table:style-name="ce19" office:value-type="string" calcext:value-type="string">
            <text:p>itm_dwarf_throwing_axe,itm_dwarf_shield_f,itm_dwarf_shield_j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strike_1|knows_power_throw_2|knows_ironflesh_1</text:p>
          </table:table-cell>
          <table:table-cell table:style-name="ce32" office:value-type="string" calcext:value-type="string">
            <text:p>dwarf_face_1</text:p>
          </table:table-cell>
          <table:table-cell table:style-name="ce32" office:value-type="string" calcext:value-type="string">
            <text:p>dwarf_face_2</text:p>
          </table:table-cell>
          <table:table-cell table:style-name="ce34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armor_a,itm_dwarf_vest_lordly,itm_dwarf_pad_boots,itm_dwarf_adz,itm_dwarf_mattock,itm_dwarf_sword_a,itm_dwarf_hand_axe,itm_dwarf_throwing_axe,itm_dwarf_shield_f,itm_dwarf_shield_j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armor_a,itm_dwarf_vest_lordly,itm_dwarf_pad_boots,itm_dwarf_adz,itm_dwarf_mattock,itm_dwarf_sword_a,itm_dwarf_hand_axe,itm_dwarf_throwing_axe,itm_dwarf_shield_f,itm_dwarf_shield_j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adz,itm_dwarf_mattock,itm_dwarf_sword_a,</text:p>
          </table:table-cell>
          <table:table-cell table:style-name="ce19" office:value-type="string" calcext:value-type="string">
            <text:p>itm_dwarf_throwing_axe,itm_dwarf_shield_g,itm_dwarf_shield_k,</text:p>
          </table:table-cell>
          <table:table-cell table:style-name="ce19"/>
          <table:table-cell table:style-name="ce30" office:value-type="string" calcext:value-type="string">
            <text:p>attr_dwarf_tier_3</text:p>
          </table:table-cell>
          <table:table-cell table:style-name="ce30" office:value-type="string" calcext:value-type="string">
            <text:p>wp_dwarf_tier_3</text:p>
          </table:table-cell>
          <table:table-cell table:style-name="ce30" office:value-type="string" calcext:value-type="string">
            <text:p>knows_common_dwarf|knows_athletics_2|knows_power_strike_2|knows_power_throw_2|knows_ironflesh_3</text:p>
          </table:table-cell>
          <table:table-cell table:style-name="ce32" office:value-type="string" calcext:value-type="string">
            <text:p>dwarf_face_3</text:p>
          </table:table-cell>
          <table:table-cell table:style-name="ce32" office:value-type="string" calcext:value-type="string">
            <text:p>dwarf_face_4</text:p>
          </table:table-cell>
          <table:table-cell table:style-name="ce34"/>
          <table:table-cell table:style-name="ce7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armor_a, itm_dwarf_armor_a_lordly,itm_leather_gloves,itm_dwarf_chain_boots,itm_dwarf_adz,itm_dwarf_mattock,itm_dwarf_sword_a,itm_dwarf_throwing_axe,itm_dwarf_shield_g,itm_dwarf_shield_k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armor_a, itm_dwarf_armor_a_lordly,itm_leather_gloves,itm_dwarf_chain_boots,itm_dwarf_adz,itm_dwarf_mattock,itm_dwarf_sword_a,itm_dwarf_throwing_axe,itm_dwarf_shield_g,itm_dwarf_shield_k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throwing_axe,itm_dwarf_shield_f,itm_dwarf_shield_j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3|knows_power_strike_4|knows_ironflesh_3</text:p>
          </table:table-cell>
          <table:table-cell table:style-name="ce32" office:value-type="string" calcext:value-type="string">
            <text:p>dwarf_face_1</text:p>
          </table:table-cell>
          <table:table-cell table:style-name="ce32" office:value-type="string" calcext:value-type="string">
            <text:p>dwarf_face_2</text:p>
          </table:table-cell>
          <table:table-cell table:style-name="ce34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throwing_axe,itm_dwarf_shield_f,itm_dwarf_shield_j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throwing_axe,itm_dwarf_shield_f,itm_dwarf_shield_j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f,</text:p>
          </table:table-cell>
          <table:table-cell table:style-name="ce19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4|knows_power_strike_5|knows_ironflesh_4</text:p>
          </table:table-cell>
          <table:table-cell table:style-name="ce32" office:value-type="string" calcext:value-type="string">
            <text:p>dwarf_face_3</text:p>
          </table:table-cell>
          <table:table-cell table:style-name="ce32" office:value-type="string" calcext:value-type="string">
            <text:p>dwarf_face_4</text:p>
          </table:table-cell>
          <table:table-cell table:style-name="ce34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pad_boots,itm_dwarf_spear_b,itm_dwarf_shield_f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pad_boots,itm_dwarf_spear_b,itm_dwarf_shield_f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lberdier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office:value-type="string" calcext:value-type="string">
            <text:p>itm_dwarf_shield_f,</text:p>
          </table:table-cell>
          <table:table-cell table:style-name="ce19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strike_6|knows_ironflesh_6</text:p>
          </table:table-cell>
          <table:table-cell table:number-columns-repeated="2" table:style-name="ce32" office:value-type="string" calcext:value-type="string">
            <text:p>dwarf_face_7</text:p>
          </table:table-cell>
          <table:table-cell table:style-name="ce34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pear_c,itm_dwarf_shield_f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pear_c,itm_dwarf_shield_f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itm_dwarf_hand_axe,</text:p>
          </table:table-cell>
          <table:table-cell table:style-name="ce19" office:value-type="string" calcext:value-type="string">
            <text:p>itm_dwarf_throwing_axe,itm_dwarf_shield_f,itm_dwarf_shield_j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throw_2|knows_power_strike_5|knows_ironflesh_3</text:p>
          </table:table-cell>
          <table:table-cell table:style-name="ce32" office:value-type="string" calcext:value-type="string">
            <text:p>dwarf_face_1</text:p>
          </table:table-cell>
          <table:table-cell table:style-name="ce32" office:value-type="string" calcext:value-type="string">
            <text:p>dwarf_face_2</text:p>
          </table:table-cell>
          <table:table-cell table:style-name="ce34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pad_boots,itm_dwarf_mattock,itm_dwarf_hand_axe,itm_dwarf_throwing_axe,itm_dwarf_shield_f,itm_dwarf_shield_j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pad_boots,itm_dwarf_mattock,itm_dwarf_hand_axe,itm_dwarf_throwing_axe,itm_dwarf_shield_f,itm_dwarf_shield_j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adz,itm_dwarf_mattock,itm_dwarf_hand_axe,</text:p>
          </table:table-cell>
          <table:table-cell table:style-name="ce19" office:value-type="string" calcext:value-type="string">
            <text:p>itm_dwarf_throwing_axe,itm_dwarf_shield_g,itm_dwarf_shield_k,</text:p>
          </table:table-cell>
          <table:table-cell table:style-name="ce19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3|knows_power_throw_4|knows_power_strike_6|knows_ironflesh_4</text:p>
          </table:table-cell>
          <table:table-cell table:style-name="ce32" office:value-type="string" calcext:value-type="string">
            <text:p>dwarf_face_3</text:p>
          </table:table-cell>
          <table:table-cell table:style-name="ce32" office:value-type="string" calcext:value-type="string">
            <text:p>dwarf_face_4</text:p>
          </table:table-cell>
          <table:table-cell table:style-name="ce34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itm_dwarf_adz,itm_dwarf_mattock,itm_dwarf_hand_axe,itm_dwarf_throwing_axe,itm_dwarf_shield_g,itm_dwarf_shield_k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itm_dwarf_adz,itm_dwarf_mattock,itm_dwarf_hand_axe,itm_dwarf_throwing_axe,itm_dwarf_shield_g,itm_dwarf_shield_k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itm_dwarf_war_pick,itm_dwarf_great_mattock,itm_dwarf_great_axe,</text:p>
          </table:table-cell>
          <table:table-cell table:style-name="ce19" office:value-type="string" calcext:value-type="string">
            <text:p>itm_dwarf_throwing_axe,</text:p>
          </table:table-cell>
          <table:table-cell table:style-name="ce19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2" office:value-type="string" calcext:value-type="string">
            <text:p>dwarf_face_7</text:p>
          </table:table-cell>
          <table:table-cell table:style-name="ce34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longbeard_axeman&quot;,&quot;Longbeard_Axedwarf&quot;,&quot;Longbeard_Axedwarves&quot;,tf_dwarf| tfg_armor| tfg_gloves| tfg_helm| tfg_boots,0,0,fac_dwarf,[itm_dwarf_helm_sallet_lordly,itm_dwarf_armor_b, itm_dwarf_armor_b_lordly,itm_mail_mittens,itm_dwarf_scale_boots,itm_dwarf_great_pick,itm_dwarf_war_pick,itm_dwarf_great_mattock,itm_dwarf_great_axe,itm_dwarf_throwing_axe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helm| tfg_boots,0,0,fac_dwarf,[itm_dwarf_helm_sallet_lordly,itm_dwarf_armor_b, itm_dwarf_armor_b_lordly,itm_mail_mittens,itm_dwarf_scale_boots,itm_dwarf_great_pick,itm_dwarf_war_pick,itm_dwarf_great_mattock,itm_dwarf_great_axe,itm_dwarf_throwing_axe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itm_arrows,</text:p>
          </table:table-cell>
          <table:table-cell table:style-name="ce19" office:value-type="string" calcext:value-type="string">
            <text:p>itm_dwarf_sword_a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draw_1|knows_power_strike_1|knows_ironflesh_1</text:p>
          </table:table-cell>
          <table:table-cell table:style-name="ce32" office:value-type="string" calcext:value-type="string">
            <text:p>dwarf_face_1</text:p>
          </table:table-cell>
          <table:table-cell table:style-name="ce32" office:value-type="string" calcext:value-type="string">
            <text:p>dwarf_face_2</text:p>
          </table:table-cell>
          <table:table-cell table:style-name="ce34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dwarf_short_bow,itm_arrows,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dwarf_short_bow,itm_arrows,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itm_arrows,</text:p>
          </table:table-cell>
          <table:table-cell table:style-name="ce19" office:value-type="string" calcext:value-type="string">
            <text:p>itm_dwarf_sword_a,</text:p>
          </table:table-cell>
          <table:table-cell table:style-name="ce19"/>
          <table:table-cell table:style-name="ce30" office:value-type="string" calcext:value-type="string">
            <text:p>attr_dwarf_tier_3</text:p>
          </table:table-cell>
          <table:table-cell table:style-name="ce30" office:value-type="string" calcext:value-type="string">
            <text:p>wp_dwarf_tier_3</text:p>
          </table:table-cell>
          <table:table-cell table:style-name="ce30" office:value-type="string" calcext:value-type="string">
            <text:p>knows_common_dwarf|knows_athletics_2|knows_power_draw_2|knows_power_strike_2|knows_ironflesh_1</text:p>
          </table:table-cell>
          <table:table-cell table:style-name="ce32" office:value-type="string" calcext:value-type="string">
            <text:p>dwarf_face_4</text:p>
          </table:table-cell>
          <table:table-cell table:style-name="ce32" office:value-type="string" calcext:value-type="string">
            <text:p>dwarf_face_5</text:p>
          </table:table-cell>
          <table:table-cell table:style-name="ce34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dwarf_pad_boots,itm_dwarf_short_bow,itm_arrows,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dwarf_pad_boots,itm_dwarf_short_bow,itm_arrows,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itm_arrows,</text:p>
          </table:table-cell>
          <table:table-cell table:style-name="ce19" office:value-type="string" calcext:value-type="string">
            <text:p>itm_dwarf_sword_a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draw_3|knows_power_strike_2|knows_ironflesh_2</text:p>
          </table:table-cell>
          <table:table-cell table:style-name="ce32" office:value-type="string" calcext:value-type="string">
            <text:p>dwarf_face_4</text:p>
          </table:table-cell>
          <table:table-cell table:style-name="ce32" office:value-type="string" calcext:value-type="string">
            <text:p>dwarf_face_5</text:p>
          </table:table-cell>
          <table:table-cell table:style-name="ce34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bowman&quot;,&quot;Bow-dwarf&quot;,&quot;Bow-dwarves&quot;,tf_dwarf| tfg_ranged| tfg_gloves| tfg_shield| tfg_armor| tfg_helm| tfg_boots,0,0,fac_dwarf,[itm_dwarf_hood, itm_dwarf_helm_coif, itm_dwarf_miner,  itm_dwarf_miner_nasal,itm_dwarf_armor_a,itm_dwarf_vest_lordly,itm_dwarf_pad_boots,itm_dwarf_horn_bow,itm_arrows,itm_dwarf_sword_a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ood, itm_dwarf_helm_coif, itm_dwarf_miner, <text:s/>itm_dwarf_miner_nasal,itm_dwarf_armor_a,itm_dwarf_vest_lordly,itm_dwarf_pad_boots,itm_dwarf_horn_bow,itm_arrows,itm_dwarf_sword_a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rcher</text:p>
          </table:table-cell>
          <table:table-cell table:style-name="ce8" office:value-type="string" calcext:value-type="string">
            <text:p>Archer-dwarf</text:p>
          </table:table-cell>
          <table:table-cell table:style-name="ce8" office:value-type="string" calcext:value-type="string">
            <text:p>Archer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9"/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horn_bow,itm_arrows,</text:p>
          </table:table-cell>
          <table:table-cell table:style-name="ce19" office:value-type="string" calcext:value-type="string">
            <text:p>itm_dwarf_sword_a,</text:p>
          </table:table-cell>
          <table:table-cell table:style-name="ce19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3|knows_power_draw_4|knows_power_strike_2|knows_ironflesh_2</text:p>
          </table:table-cell>
          <table:table-cell table:style-name="ce32" office:value-type="string" calcext:value-type="string">
            <text:p>dwarf_face_4</text:p>
          </table:table-cell>
          <table:table-cell table:style-name="ce32" office:value-type="string" calcext:value-type="string">
            <text:p>dwarf_face_5</text:p>
          </table:table-cell>
          <table:table-cell table:style-name="ce34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archer&quot;,&quot;Archer-dwarf&quot;,&quot;Archer-dwarves&quot;,tf_dwarf| tfg_ranged| tfg_gloves| tfg_shield| tfg_armor| tfg_helm| tfg_boots,0,0,fac_dwarf,[itm_dwarf_helm_coif, itm_dwarf_helm_kettle,itm_dwarf_armor_a,itm_dwarf_vest_lordly,itm_dwarf_chain_boots,itm_dwarf_horn_bow,itm_arrows,itm_dwarf_sword_a,],attr_dwarf_tier_5,wp_dwarf_tier_5,knows_common_dwarf|knows_athletics_3|knows_power_draw_4|knows_power_strike_2|knows_ironflesh_2,dwarf_face_4,dwarf_face_5]," calcext:value-type="string">
            <text:p>["dwarven_archer","Archer-dwarf","Archer-dwarves",tf_dwarf| tfg_ranged| tfg_gloves| tfg_shield| tfg_armor| tfg_helm| tfg_boots,0,0,fac_dwarf,[itm_dwarf_helm_coif, itm_dwarf_helm_kettle,itm_dwarf_armor_a,itm_dwarf_vest_lordly,itm_dwarf_chain_boots,itm_dwarf_horn_bow,itm_arrows,itm_dwarf_sword_a,],attr_dwarf_tier_5,wp_dwarf_tier_5,knows_common_dwarf|knows_athletics_3|knows_power_draw_4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marksman_of_ravenhill</text:p>
          </table:table-cell>
          <table:table-cell table:style-name="ce8" office:value-type="string" calcext:value-type="string">
            <text:p>Marks-dwarf_of_Ravenhill</text:p>
          </table:table-cell>
          <table:table-cell table:style-name="ce8" office:value-type="string" calcext:value-type="string">
            <text:p>Marks-dwarves_of_Ravenhill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/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horn_bow,itm_arrows,</text:p>
          </table:table-cell>
          <table:table-cell table:style-name="ce19" office:value-type="string" calcext:value-type="string">
            <text:p>itm_dwarf_sword_a,</text:p>
          </table:table-cell>
          <table:table-cell table:style-name="ce19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draw_5|knows_power_strike_3|knows_ironflesh_3</text:p>
          </table:table-cell>
          <table:table-cell table:style-name="ce32" office:value-type="string" calcext:value-type="string">
            <text:p>dwarf_face_4</text:p>
          </table:table-cell>
          <table:table-cell table:style-name="ce32" office:value-type="string" calcext:value-type="string">
            <text:p>dwarf_face_5</text:p>
          </table:table-cell>
          <table:table-cell table:style-name="ce34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marksman_of_ravenhill&quot;,&quot;Marks-dwarf_of_Ravenhill&quot;,&quot;Marks-dwarves_of_Ravenhill&quot;,tf_dwarf| tfg_ranged| tfg_gloves| tfg_shield| tfg_armor| tfg_helm| tfg_boots,0,0,fac_dwarf,[itm_dwarf_helm_kettle, itm_dwarf_helm_round,itm_dwarf_armor_b, itm_dwarf_armor_b_lordly,itm_dwarf_chain_boots,itm_dwarf_horn_bow,itm_arrows,itm_dwarf_sword_a,],attr_dwarf_tier_6,wp_dwarf_tier_6,knows_common_dwarf|knows_athletics_4|knows_power_draw_5|knows_power_strike_3|knows_ironflesh_3,dwarf_face_4,dwarf_face_5]," calcext:value-type="string">
            <text:p>["marksman_of_ravenhill","Marks-dwarf_of_Ravenhill","Marks-dwarves_of_Ravenhill",tf_dwarf| tfg_ranged| tfg_gloves| tfg_shield| tfg_armor| tfg_helm| tfg_boots,0,0,fac_dwarf,[itm_dwarf_helm_kettle, itm_dwarf_helm_round,itm_dwarf_armor_b, itm_dwarf_armor_b_lordly,itm_dwarf_chain_boots,itm_dwarf_horn_bow,itm_arrows,itm_dwarf_sword_a,],attr_dwarf_tier_6,wp_dwarf_tier_6,knows_common_dwarf|knows_athletics_4|knows_power_draw_5|knows_power_strike_3|knows_ironflesh_3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itm_dwarf_sword_a,</text:p>
          </table:table-cell>
          <table:table-cell table:style-name="ce19" office:value-type="string" calcext:value-type="string">
            <text:p>itm_dwarf_shield_c,itm_dwarf_shield_d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strike_2|knows_ironflesh_1</text:p>
          </table:table-cell>
          <table:table-cell table:style-name="ce32" office:value-type="string" calcext:value-type="string">
            <text:p>dwarf_face_1</text:p>
          </table:table-cell>
          <table:table-cell table:style-name="ce32" office:value-type="string" calcext:value-type="string">
            <text:p>dwarf_face_2</text:p>
          </table:table-cell>
          <table:table-cell table:style-name="ce34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chain_boots,itm_dwarf_mattock,itm_dwarf_sword_a,itm_dwarf_shield_c,itm_dwarf_shield_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chain_boots,itm_dwarf_mattock,itm_dwarf_sword_a,itm_dwarf_shield_c,itm_dwarf_shield_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adz,itm_dwarf_mattock,itm_dwarf_sword_a,</text:p>
          </table:table-cell>
          <table:table-cell table:style-name="ce19" office:value-type="string" calcext:value-type="string">
            <text:p>itm_dwarf_shield_g,itm_dwarf_shield_k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strike_3|knows_ironflesh_2</text:p>
          </table:table-cell>
          <table:table-cell table:style-name="ce32" office:value-type="string" calcext:value-type="string">
            <text:p>dwarf_face_3</text:p>
          </table:table-cell>
          <table:table-cell table:style-name="ce32" office:value-type="string" calcext:value-type="string">
            <text:p>dwarf_face_4</text:p>
          </table:table-cell>
          <table:table-cell table:style-name="ce34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dwarf_helm_coif_reinf,itm_leather_dwarf_armor_b, itm_dwarf_vest_b,itm_leather_gloves,itm_dwarf_chain_boots,itm_dwarf_adz,itm_dwarf_mattock,itm_dwarf_sword_a,itm_dwarf_shield_g,itm_dwarf_shield_k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dwarf_helm_coif_reinf,itm_leather_dwarf_armor_b, itm_dwarf_vest_b,itm_leather_gloves,itm_dwarf_chain_boots,itm_dwarf_adz,itm_dwarf_mattock,itm_dwarf_sword_a,itm_dwarf_shield_g,itm_dwarf_shield_k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 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great_pick,itm_dwarf_war_pick,itm_dwarf_great_mattock,</text:p>
          </table:table-cell>
          <table:table-cell table:style-name="ce19" table:number-columns-repeated="2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3|knows_power_strike_4|knows_ironflesh_3</text:p>
          </table:table-cell>
          <table:table-cell table:style-name="ce32" office:value-type="string" calcext:value-type="string">
            <text:p>dwarf_face_1</text:p>
          </table:table-cell>
          <table:table-cell table:style-name="ce32" office:value-type="string" calcext:value-type="string">
            <text:p>dwarf_face_2</text:p>
          </table:table-cell>
          <table:table-cell table:style-name="ce34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chain_boots,itm_dwarf_great_pick,itm_dwarf_war_pick,itm_dwarf_great_mattock,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chain_boots,itm_dwarf_great_pick,itm_dwarf_war_pick,itm_dwarf_great_mattock,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/>
          <table:table-cell table:style-name="ce19" office:value-type="string" calcext:value-type="string">
            <text:p>itm_dwarf_great_pick,itm_dwarf_war_pick,itm_dwarf_great_mattock,</text:p>
          </table:table-cell>
          <table:table-cell table:style-name="ce19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strike_6|knows_ironflesh_5</text:p>
          </table:table-cell>
          <table:table-cell table:number-columns-repeated="2" table:style-name="ce32" office:value-type="string" calcext:value-type="string">
            <text:p>dwarf_face_7</text:p>
          </table:table-cell>
          <table:table-cell table:style-name="ce34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,itm_dwarf_war_pick,itm_dwarf_great_mattock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,itm_dwarf_war_pick,itm_dwarf_great_mattock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K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6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K83];[.K83];[.L83];[.M84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8"/>
          <table:table-cell table:style-name="ce9" table:number-columns-repeated="5"/>
          <table:table-cell table:style-name="ce38"/>
          <table:table-cell table:style-name="ce38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M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 Spearmen" calcext:value-type="string">
            <text:p>#Gondor Spearmen</text:p>
          </table:table-cell>
          <table:table-cell table:style-name="ce40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6|knows_power_strike_6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38"/>
          <table:table-cell table:style-name="ce3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5|knows_power_strike_5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38"/>
          <table:table-cell table:style-name="ce3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strike_1|knows_riding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2|knows_power_strike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3|knows_shield_3|knows_power_strike_3|knows_ironflesh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4|knows_shield_3|knows_power_strike_4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6|knows_shield_4|knows_power_strike_6|knows_ironflesh_6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38"/>
          <table:table-cell table:style-name="ce38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#Gondor Archers" calcext:value-type="string">
            <text:p>#Gondor Archers</text:p>
          </table:table-cell>
          <table:table-cell table:style-name="ce40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power_draw_2|knows_ironflesh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4|knows_power_strike_5|knows_ironflesh_3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5|knows_power_draw_6|knows_power_strike_4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38"/>
          <table:table-cell table:style-name="ce38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6|knows_power_strike_6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archery(200)|wp(170)</text:p>
          </table:table-cell>
          <table:table-cell table:style-name="ce29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(250)</text:p>
          </table:table-cell>
          <table:table-cell table:style-name="ce29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melee(320)|wp_throwing(300)|wp_archery(380)</text:p>
          </table:table-cell>
          <table:table-cell table:style-name="ce29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7</text:p>
          </table:table-cell>
          <table:table-cell table:style-name="ce29" office:value-type="string" calcext:value-type="string">
            <text:p>wp_tier_7</text:p>
          </table:table-cell>
          <table:table-cell table:style-name="ce29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38"/>
          <table:table-cell table:style-name="ce38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power_throw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throw_3|knows_athletics_1|knows_power_strike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3|agi_11| int_4| cha_4|level(12)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power_throw_4|knows_athletics_3|knows_power_strike_3|knows_ironflesh_3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strike_5|knows_ironflesh_4|knows_power_throw_5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wo_handed(320)|wp(200)</text:p>
          </table:table-cell>
          <table:table-cell table:style-name="ce29" office:value-type="string" calcext:value-type="string">
            <text:p>knows_common|knows_athletics_5|knows_power_strike_7|knows_ironflesh_5|knows_power_throw_6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38"/>
          <table:table-cell table:style-name="ce38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draw_2|knows_power_throw_2|knows_ironflesh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throw_5|knows_power_draw_5|knows_ironflesh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throw_3|knows_power_strike_5|knows_ironflesh_5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9|knows_power_strike_8|knows_ironflesh_10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9|knows_power_strike_8|knows_ironflesh_10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38"/>
          <table:table-cell table:style-name="ce38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power_throw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|knows_power_throw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3|agi_11| int_4| cha_4|level(12)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4|knows_power_strike_4|knows_ironflesh_5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strike_5|knows_ironflesh_5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strike_5|knows_ironflesh_6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6|knows_power_strike_6|knows_ironflesh_7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38"/>
          <table:table-cell table:style-name="ce38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3|knows_power_throw_1|knows_power_strike_3|knows_ironflesh_3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Spearman_of_Pinnath_Gelin</text:p>
          </table:table-cell>
          <table:table-cell table:style-name="ce6" office:value-type="string" calcext:value-type="string">
            <text:p>Spearmen_of_Pinnath_Geli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footman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pear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Warriors_of_Pinnath_Geli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itm_gondor_sword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one_handed(200)|wp_two_handed(200)|wp_polearm(320)</text:p>
          </table:table-cell>
          <table:table-cell table:style-name="ce29" office:value-type="string" calcext:value-type="string">
            <text:p>knows_common|knows_athletics_5|knows_power_throw_3|knows_power_strike_6|knows_ironflesh_5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itm_gondor_short_swor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38"/>
          <table:table-cell table:style-name="ce38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pear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draw_3|knows_ironflesh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throw_3|knows_power_strike_5|knows_ironflesh_5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Captain_of_Blackroot_Vale</text:p>
          </table:table-cell>
          <table:table-cell table:style-name="ce6" office:value-type="string" calcext:value-type="string">
            <text:p>Captains_of_Blackroot_Vale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38"/>
          <table:table-cell table:style-name="ce38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2</text:p>
          </table:table-cell>
          <table:table-cell table:style-name="ce33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2|knows_shield_2|knows_power_strike_2|knows_ironflesh_2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3|knows_shield_3|knows_power_strike_3|knows_ironflesh_3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4|knows_shield_4|knows_power_strike_4|knows_ironflesh_4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4|knows_power_strike_5|knows_ironflesh_5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(360)</text:p>
          </table:table-cell>
          <table:table-cell table:style-name="ce29" office:value-type="string" calcext:value-type="string">
            <text:p>knows_common|knows_riding_8|knows_shield_4|knows_power_strike_8|knows_ironflesh_6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1" office:value-type="string" calcext:value-type="string">
            <text:p>gondor_face1</text:p>
          </table:table-cell>
          <table:table-cell table:style-name="ce31" office:value-type="string" calcext:value-type="string">
            <text:p>gondor_face3</text:p>
          </table:table-cell>
          <table:table-cell table:style-name="ce33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4|knows_power_draw_4|knows_power_draw_4|knows_ironflesh_1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5|knows_power_draw_4|knows_power_strike_3|knows_ironflesh_3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6|knows_power_draw_5|knows_power_strike_3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7|knows_shield_1|knows_power_draw_6|knows_power_strike_4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athletics_4|knows_power_draw_4|knows_power_strike_2|knows_ironflesh_3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5|knows_power_draw_3|knows_power_strike_3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3|knows_power_strike_5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melee(500)</text:p>
          </table:table-cell>
          <table:table-cell table:style-name="ce29" office:value-type="string" calcext:value-type="string">
            <text:p>knows_common|knows_athletics_5|knows_power_draw_6|knows_power_strike_8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5|knows_power_strike_4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8|knows_power_draw_6|knows_power_strike_4|knows_ironflesh_4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3|knows_power_draw_3|knows_power_strike_7|knows_ironflesh_10</text:p>
          </table:table-cell>
          <table:table-cell table:style-name="ce31" office:value-type="string" calcext:value-type="string">
            <text:p>lorien_elf_face_1</text:p>
          </table:table-cell>
          <table:table-cell table:style-name="ce31" office:value-type="string" calcext:value-type="string">
            <text:p>lorien_elf_face_2</text:p>
          </table:table-cell>
          <table:table-cell table:style-name="ce33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4|knows_power_draw_4|knows_power_strike_2|knows_ironflesh_1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5|knows_power_draw_5|knows_power_strike_3|knows_ironflesh_3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6|knows_power_draw_5|knows_power_strike_3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5|knows_power_draw_3|knows_power_strike_3|knows_ironflesh_3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3|knows_power_strike_4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3|knows_power_strike_5|knows_ironflesh_5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8|knows_power_draw_7|knows_power_strike_7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melee(500)</text:p>
          </table:table-cell>
          <table:table-cell table:style-name="ce29" office:value-type="string" calcext:value-type="string">
            <text:p>knows_common|knows_athletics_8|knows_power_draw_7|knows_power_strike_7|knows_ironflesh_4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4|knows_power_draw_6|knows_power_strike_4|knows_ironflesh_10</text:p>
          </table:table-cell>
          <table:table-cell table:style-name="ce31" office:value-type="string" calcext:value-type="string">
            <text:p>mirkwood_elf_face_1</text:p>
          </table:table-cell>
          <table:table-cell table:style-name="ce31" office:value-type="string" calcext:value-type="string">
            <text:p>mirkwood_elf_face_2</text:p>
          </table:table-cell>
          <table:table-cell table:style-name="ce33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2|knows_power_strike_2|knows_power_draw_3|knows_power_strike_4|knows_ironflesh_1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5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4|knows_power_draw_4|knows_power_strike_3|knows_ironflesh_3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5|knows_power_draw_4|knows_power_strike_3|knows_ironflesh_4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4|knows_ironflesh_4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5|knows_power_draw_6|knows_power_strike_4|knows_ironflesh_4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4|knows_power_draw_4|knows_power_strike_3|knows_ironflesh_3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5|knows_power_draw_4|knows_power_strike_4|knows_ironflesh_4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5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5|knows_power_draw_5|knows_power_strike_5|knows_ironflesh_4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6|knows_power_strike_7|knows_ironflesh_4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riding_5|knows_athletics_5|knows_power_draw_5|knows_power_strike_6|knows_ironflesh_4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3|knows_power_draw_6|knows_power_strike_6|knows_ironflesh_10</text:p>
          </table:table-cell>
          <table:table-cell table:style-name="ce31" office:value-type="string" calcext:value-type="string">
            <text:p>rivendell_elf_face_1</text:p>
          </table:table-cell>
          <table:table-cell table:style-name="ce31" office:value-type="string" calcext:value-type="string">
            <text:p>rivendell_elf_face_2</text:p>
          </table:table-cell>
          <table:table-cell table:style-name="ce33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22"/>
          <table:table-cell table:style-name="ce18" table:number-columns-repeated="6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5"/>
          <table:table-cell table:style-name="ce27"/>
          <table:table-cell table:style-name="ce18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/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20"/>
          <table:table-cell table:number-columns-repeated="1003"/>
        </table:table-row>
        <table:table-row table:style-name="ro3"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armor_a,itm_rohan_armor_b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1" office:value-type="string" calcext:value-type="string">
            <text:p>rohan_face_younger_1</text:p>
          </table:table-cell>
          <table:table-cell table:style-name="ce31" office:value-type="string" calcext:value-type="string">
            <text:p>rohan_face_middle_2</text:p>
          </table:table-cell>
          <table:table-cell table:style-name="ce33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inf_helmet_a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heavy_throwing_spear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strike_3|knows_ironflesh_2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heavy_throwing_spear,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throw_4|knows_power_strike_4|knows_ironflesh_2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rohirrim_throwing_axe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2|knows_power_throw_6|knows_power_strike_6|knows_ironflesh_5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o,itm_rohan_armor_n,itm_rohan_armor_m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rohirrim_throwing_axe,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3|knows_power_throw_2|knows_power_strike_6|knows_ironflesh_5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2h_sword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strike_4|knows_ironflesh_2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s_of_Meth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word_c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5|knows_shield_2|knows_power_strike_6|knows_ironflesh_6</text:p>
          </table:table-cell>
          <table:table-cell table:style-name="ce31" office:value-type="string" calcext:value-type="string">
            <text:p>rohan_face_old_1</text:p>
          </table:table-cell>
          <table:table-cell table:style-name="ce31" office:value-type="string" calcext:value-type="string">
            <text:p>rohan_face_older_2</text:p>
          </table:table-cell>
          <table:table-cell table:style-name="ce33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horse_archery_2|knows_riding_3|knows_power_draw_2|knows_power_throw_2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middle_2</text:p>
          </table:table-cell>
          <table:table-cell table:style-name="ce33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thengel_warhorse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4|knows_shield_1|knows_power_strike_4|knows_ironflesh_2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2|knows_power_strike_5|knows_ironflesh_3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7|knows_shield_3|knows_power_strike_6|knows_ironflesh_6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inf_sword,itm_rohan_cav_sword,itm_rohirrim_long_hafted_axe,itm_rohan_sword_c,itm_rohan_shield_g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7|knows_shield_3|knows_power_strike_7|knows_ironflesh_6</text:p>
          </table:table-cell>
          <table:table-cell table:style-name="ce31" office:value-type="string" calcext:value-type="string">
            <text:p>rohan_face_old_1</text:p>
          </table:table-cell>
          <table:table-cell table:style-name="ce31" office:value-type="string" calcext:value-type="string">
            <text:p>rohan_face_older_2</text:p>
          </table:table-cell>
          <table:table-cell table:style-name="ce33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shield_1| knows_riding_1|knows_power_strike_1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3|knows_shield_1|knows_power_strike_2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a,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5|knows_shield_3|knows_power_strike_3|knows_ironflesh_2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6|knows_shield_3|knows_power_strike_2|knows_ironflesh_3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ptain_helmet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3|knows_power_strike_6|knows_ironflesh_6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middle_2</text:p>
          </table:table-cell>
          <table:table-cell table:style-name="ce33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1" office:value-type="string" calcext:value-type="string">
            <text:p>rohan_face_young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,itm_rohan_archer_helmet_c</text:p>
          </table:table-cell>
          <table:table-cell table:style-name="ce18" office:value-type="string" calcext:value-type="string">
            <text:p>,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1" office:value-type="string" calcext:value-type="string">
            <text:p>rohan_face_middle_1</text:p>
          </table:table-cell>
          <table:table-cell table:style-name="ce31" office:value-type="string" calcext:value-type="string">
            <text:p>rohan_face_old_2</text:p>
          </table:table-cell>
          <table:table-cell table:style-name="ce33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2|knows_shield_1|knows_power_strike_1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abre,itm_harad_short_spear,itm_harad_dagge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3|knows_shield_2|knows_power_strike_2|knows_ironflesh_2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heavy_sword,itm_harad_khopesh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heavy_sword,itm_harad_khopesh,</text:p>
          </table:table-cell>
          <table:table-cell table:style-name="ce27" office:value-type="string" calcext:value-type="string">
            <text:p>itm_harad_long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strike_5|knows_ironflesh_6|knows_shield_3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Skirmis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dagger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power_draw_2|knows_ironflesh_1|knows_power_throw_2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skirmisher_swor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draw_3|knows_ironflesh_1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2|knows_power_draw_4|knows_ironflesh_2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shield_1|knows_power_strike_1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2|knows_power_strike_2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3|knows_shield_3|knows_power_strike_3|knows_ironflesh_2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Fang_Heavy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3|knows_ironflesh_3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style-name="ce6" office:value-type="string" calcext:value-type="string">
            <text:p>Harad_Horse_Archer</text:p>
          </table:table-cell>
          <table:table-cell table:style-name="ce6" office:value-type="string" calcext:value-type="string">
            <text:p>Harad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abre,</text:p>
          </table:table-cell>
          <table:table-cell table:style-name="ce18" office:value-type="string" calcext:value-type="string">
            <text:p>itm_saddle_horse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arad_sabre,</text:p>
          </table:table-cell>
          <table:table-cell table:style-name="ce18" office:value-type="string" calcext:value-type="string">
            <text:p>itm_harad_horse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horse_archery_4|knows_riding_4|knows_power_draw_3|knows_power_strike_2|knows_ironflesh_1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Gold_Serpent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horse_archery_5|knows_riding_5|knows_power_strike_2|knows_ironflesh_3|knows_power_draw_3</text:p>
          </table:table-cell>
          <table:table-cell table:style-name="ce31" office:value-type="string" calcext:value-type="string">
            <text:p>haradrim_face_1</text:p>
          </table:table-cell>
          <table:table-cell table:style-name="ce31" office:value-type="string" calcext:value-type="string">
            <text:p>haradrim_face_2</text:p>
          </table:table-cell>
          <table:table-cell table:style-name="ce33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</text:p>
          </table:table-cell>
          <table:table-cell table:style-name="ce31" office:value-type="string" calcext:value-type="string">
            <text:p>far_harad_face1</text:p>
          </table:table-cell>
          <table:table-cell table:style-name="ce31" office:value-type="string" calcext:value-type="string">
            <text:p>far_harad_face2</text:p>
          </table:table-cell>
          <table:table-cell table:style-name="ce33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throw_3|knows_ironflesh_1|knows_power_strike_2</text:p>
          </table:table-cell>
          <table:table-cell table:style-name="ce31" office:value-type="string" calcext:value-type="string">
            <text:p>far_harad_face1</text:p>
          </table:table-cell>
          <table:table-cell table:style-name="ce31" office:value-type="string" calcext:value-type="string">
            <text:p>far_harad_face2</text:p>
          </table:table-cell>
          <table:table-cell table:style-name="ce33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power_throw_4|knows_power_strike_4|knows_ironflesh_3|knows_athletics_3</text:p>
          </table:table-cell>
          <table:table-cell table:style-name="ce31" office:value-type="string" calcext:value-type="string">
            <text:p>far_harad_face1</text:p>
          </table:table-cell>
          <table:table-cell table:style-name="ce31" office:value-type="string" calcext:value-type="string">
            <text:p>far_harad_face2</text:p>
          </table:table-cell>
          <table:table-cell table:style-name="ce33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throw_1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dunnish_wildman&quot;,&quot;Dunnish_Wildman&quot;,&quot;Dunnish_Wildmen&quot;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shield_1|knows_power_strike_1|knows_power_throw_2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dunnish_warrior&quot;,&quot;Dunnish_Warrior&quot;,&quot;Dunnish_Warriors&quot;,tf_dunland| tf_randomize_face| tfg_armor| tfg_boots,0,0,fac_dunland,[itm_dunland_armor_b,itm_dunland_armor_c,itm_dunland_armor_d,itm_dunland_armor_e,itm_dunland_armor_g,itm_dunland_armor_h,itm_dunland_wolfboots,itm_dunnish_antler_axe,itm_dunnish_axe,itm_wood_club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dunland_armor_b,itm_dunland_armor_c,itm_dunland_armor_d,itm_dunland_armor_e,itm_dunland_armor_g,itm_dunland_armor_h,itm_dunland_wolfboots,itm_dunnish_antler_axe,itm_dunnish_axe,itm_wood_club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itm_dun_helm_c,itm_dun_helm_e,</text:p>
          </table:table-cell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[&quot;dunnish_pikeman&quot;,&quot;Dunnish_Pikeman&quot;,&quot;Dunnish_Pikemen&quot;,tf_dunland| tf_randomize_face| tfg_shield| tfg_armor| tfg_boots,0,0,fac_dunland,[itm_gundabad_helm_a,itm_dun_helm_c,itm_dun_helm_e,itm_dunland_armor_b,itm_dunland_armor_c,itm_dunland_armor_d,itm_dunland_armor_e,itm_dunland_armor_g,itm_dunland_armor_h,itm_leather_gloves,itm_dunland_wolfboots,itm_dunnish_pike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shield| tfg_armor| tfg_boots,0,0,fac_dunland,[itm_gundabad_helm_a,itm_dun_helm_c,itm_dun_helm_e,itm_dunland_armor_b,itm_dunland_armor_c,itm_dunland_armor_d,itm_dunland_armor_e,itm_dunland_armor_g,itm_dunland_armor_h,itm_leather_gloves,itm_dunland_wolfboots,itm_dunnish_pike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itm_dun_helm_c,itm_dun_helm_e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shield_3|knows_power_strike_3|knows_ironflesh_2|knows_athletics_3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dunnish_veteran_pikeman&quot;,&quot;Dunnish_Veteran_Pikeman&quot;,&quot;Dunnish_Veteran_Pikemen&quot;,tf_dunland| tf_randomize_face| tfg_shield| tfg_armor| tfg_helm| tfg_boots,0,0,fac_dunland,[itm_gundabad_helm_b,itm_dun_helm_c,itm_dun_helm_e,itm_dunland_armor_i,itm_dunland_armor_j,itm_evil_gauntlets_b,itm_dunland_wolfboots,itm_dunnish_pike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shield| tfg_armor| tfg_helm| tfg_boots,0,0,fac_dunland,[itm_gundabad_helm_b,itm_dun_helm_c,itm_dun_helm_e,itm_dunland_armor_i,itm_dunland_armor_j,itm_evil_gauntlets_b,itm_dunland_wolfboots,itm_dunnish_pike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Rave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2|knows_shield_1|knows_power_strike_1|knows_power_throw_4|knows_horse_archery_3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raven_rider&quot;,&quot;Dunnish_Raven_Rider&quot;,&quot;Dunnish_Raven_Riders&quot;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2,knows_common|knows_riding_2|knows_shield_1|knows_power_strike_1|knows_power_throw_4|knows_horse_archery_3,dunland_face1,dunland_face2]," calcext:value-type="string">
            <text:p>["dunnish_raven_rider","Dunnish_Raven_Rider","Dunnish_Raven_Riders"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2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itm_dun_helm_b,</text:p>
          </table:table-cell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|knows_power_throw_3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vet_warrior&quot;,&quot;Dunnish_Veteran_Warrior&quot;,&quot;Dunnish_Veteran_Warriors&quot;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itm_dun_helm_a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|knows_power_throw_4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itm_dun_helm_b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|knows_power_throw_6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wolf_guard&quot;,&quot;Dunnish_Wolf_Guard&quot;,&quot;Dunnish_Wolf_Guards&quot;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" calcext:value-type="string">
            <text:p>["dunnish_wolf_guard","Dunnish_Wolf_Guard","Dunnish_Wolf_Guards"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style-name="ce6" office:value-type="string" calcext:value-type="string">
            <text:p>Dunnish_Chieftain</text:p>
          </table:table-cell>
          <table:table-cell table:style-name="ce6" office:value-type="string" calcext:value-type="string">
            <text:p>Dunnish_Chieftain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d,</text:p>
          </table:table-cell>
          <table:table-cell table:style-name="ce18" office:value-type="string" calcext:value-type="string">
            <text:p>itm_dunland_armor_k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_berserker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5|knows_power_strike_4|knows_ironflesh_5</text:p>
          </table:table-cell>
          <table:table-cell table:style-name="ce31" office:value-type="string" calcext:value-type="string">
            <text:p>dunland_face1</text:p>
          </table:table-cell>
          <table:table-cell table:style-name="ce31" office:value-type="string" calcext:value-type="string">
            <text:p>dunland_face2</text:p>
          </table:table-cell>
          <table:table-cell table:style-name="ce33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chieftan&quot;,&quot;Dunnish_Chieftain&quot;,&quot;Dunnish_Chieftains&quot;,tf_dunland| tf_randomize_face| tfg_shield| tfg_armor| tfg_helm| tfg_boots,0,0,fac_dunland,[itm_dun_helm_d,itm_dunland_armor_k,itm_evil_gauntlets_a,itm_dunland_wolfboots,itm_dun_berserker,itm_dun_shield_a,itm_dun_shield_b,],attr_evil_tier_5,wp_tier_5,knows_athletics_5|knows_power_strike_4|knows_ironflesh_5,dunland_face1,dunland_face2]," calcext:value-type="string">
            <text:p>["dunnish_chieftan","Dunnish_Chieftain","Dunnish_Chieftains",tf_dunland| tf_randomize_face| tfg_shield| tfg_armor| tfg_helm| tfg_boots,0,0,fac_dunland,[itm_dun_helm_d,itm_dunland_armor_k,itm_evil_gauntlets_a,itm_dunland_wolfboots,itm_dun_berserker,itm_dun_shield_a,itm_dun_shield_b,],attr_evil_tier_5,wp_tier_5,knows_athletics_5|knows_power_strike_4|knows_ironflesh_5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shield_1|knows_power_strike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1|knows_power_strike_3|knows_ironflesh_1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strike_4|knows_ironflesh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strike_5|knows_ironflesh_3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7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2|knows_shield_1|knows_power_strike_1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1|knows_power_strike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5|knows_shield_3|knows_power_strike_2|knows_ironflesh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4|knows_ironflesh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4|knows_ironflesh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power_strike_2|knows_ironflesh_1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strike_3|knows_ironflesh_1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power_throw_4|knows_power_strike_4|knows_ironflesh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5|knows_power_throw_2|knows_power_strike_4|knows_ironflesh_4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throw_3|knows_power_strike_5|knows_ironflesh_6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horse_archery_2|knows_riding_2|knows_power_throw_2|knows_power_strike_1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1" office:value-type="string" calcext:value-type="string">
            <text:p>khand_man1</text:p>
          </table:table-cell>
          <table:table-cell table:style-name="ce31" office:value-type="string" calcext:value-type="string">
            <text:p>khand_man2</text:p>
          </table:table-cell>
          <table:table-cell table:style-name="ce33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,itm_umb_armor_a1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throwing_dagger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throw_2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corsair_youth&quot;,&quot;Umbar_Sailor&quot;,&quot;Umbar_Sailors&quot;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harpoon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shield_1|knows_power_strike_1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corsair_warrior&quot;,&quot;Umbar_Warrior&quot;,&quot;Umbar_Warriors&quot;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pikeman</text:p>
          </table:table-cell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corsair_sword,itm_umbar_rapier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corsair_pikeman&quot;,&quot;Pikeman_of_Umbar&quot;,&quot;Pikemen_of_Umbar&quot;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" calcext:value-type="string">
            <text:p>["corsair_pikeman","Pikeman_of_Umbar","Pikemen_of_Umbar"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Corsair_Veteran_Raid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ar_rapier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corsair_veteran_raider&quot;,&quot;Corsair_Veteran_Raider&quot;,&quot;Corsair_Veteran_Raiders&quot;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" calcext:value-type="string">
            <text:p>["corsair_veteran_raider","Corsair_Veteran_Raider","Corsair_Veteran_Raiders"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ar_rapier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corsair_night_raider&quot;,&quot;Corsair_Night_Raider&quot;,&quot;Corsair_Night_Raiders&quot;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" calcext:value-type="string">
            <text:p>["corsair_night_raider","Corsair_Night_Raider","Corsair_Night_Raiders"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litia_of_umbar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itm_corsair_harpoon,</text:p>
          </table:table-cell>
          <table:table-cell table:style-name="ce27" office:value-type="string" calcext:value-type="string">
            <text:p>itm_corsair_sword,itm_umb_shield_a,itm_umb_shield_e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draw_1|knows_ironflesh_1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militia_of_umbar&quot;,&quot;Umbar_Marine&quot;,&quot;Umbar_Marines&quot;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" calcext:value-type="string">
            <text:p>["militia_of_umbar","Umbar_Marine","Umbar_Marines"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c,itm_umb_armor_e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power_draw_2|knows_ironflesh_1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marksman_of_umbar&quot;,&quot;Marksman_of_Umbar&quot;,&quot;Marksmen_of_Umbar&quot;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c,itm_umb_armor_e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draw_3|knows_ironflesh_1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veteran_marksman_of_umbar&quot;,&quot;Veteran_Marksman_of_Umbar&quot;,&quot;Veteran_Marksmen_of_Umbar&quot;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marksman_of_umbar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a,itm_umbar_cutlass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power_draw_4|knows_ironflesh_2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master_marksman_of_umbar&quot;,&quot;Corsair_Master_Marksman&quot;,&quot;Corsair_Master_Marksmen&quot;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maraude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shield_2|knows_power_strike_2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marauder&quot;,&quot;Swordsman_of_Umbar&quot;,&quot;Swordsmen_of_Umbar&quot;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marau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throw_1|knows_power_strike_3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corsair_veteran_marauder&quot;,&quot;Veteran_Swordsman_of_Umbar&quot;,&quot;Veteran_Swordsmen_of_Umbar&quot;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elite_maraude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throw_2|knows_power_strike_6|knows_ironflesh_3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corsair_elite_marauder&quot;,&quot;Corsair_Swordmaster&quot;,&quot;Corsair_Swordmasters&quot;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Assassins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b,</text:p>
          </table:table-cell>
          <table:table-cell table:style-name="ce18" office:value-type="string" calcext:value-type="string">
            <text:p>itm_umb_armor_f,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b,itm_umbar_cutlass,itm_kraken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draw_2|knows_power_strike_3|knows_ironflesh_3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ssassin_of_umbar&quot;,&quot;Assassin_of_Umbar&quot;,&quot;Assassins_of_Umbar&quot;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" calcext:value-type="string">
            <text:p>["assassin_of_umbar","Assassin_of_Umbar","Assassins_of_Umbar"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draw_3|knows_power_strike_4|knows_ironflesh_4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assassin_of_umbar&quot;,&quot;Corsair_Assassin&quot;,&quot;Corsair_Assassins&quot;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en_of_Umbar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</text:p>
          </table:table-cell>
          <table:table-cell table:style-name="ce18" office:value-type="string" calcext:value-type="string">
            <text:p>itm_umb_armor_b,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itm_umb_shield_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3|knows_ironflesh_2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pikeman_of_umbar&quot;,&quot;Pikeman_of_Umbar&quot;,&quot;Pikemen_of_Umbar&quot;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" calcext:value-type="string">
            <text:p>["pikeman_of_umbar","Pikeman_of_Umbar","Pikemen_of_Umbar"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Pikemen_of_Umbar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</text:p>
          </table:table-cell>
          <table:table-cell table:style-name="ce18" office:value-type="string" calcext:value-type="string">
            <text:p>itm_umb_armor_c,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veteran_pikeman_of_umbar&quot;,&quot;Veteran_Pikeman_of_Umbar&quot;,&quot;Veteran_Pikemen_of_Umbar&quot;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" calcext:value-type="string">
            <text:p>["veteran_pikeman_of_umbar","Veteran_Pikeman_of_Umbar","Veteran_Pikemen_of_Umbar"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_master_of_umbar</text:p>
          </table:table-cell>
          <table:table-cell table:style-name="ce6" office:value-type="string" calcext:value-type="string">
            <text:p>Corsair_Pike_Master</text:p>
          </table:table-cell>
          <table:table-cell table:style-name="ce6" office:value-type="string" calcext:value-type="string">
            <text:p>Corsair_Pike_Mas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</text:p>
          </table:table-cell>
          <table:table-cell table:style-name="ce18" office:value-type="string" calcext:value-type="string">
            <text:p>itm_umb_armor_f,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1" office:value-type="string" calcext:value-type="string">
            <text:p>bandit_face1</text:p>
          </table:table-cell>
          <table:table-cell table:style-name="ce31" office:value-type="string" calcext:value-type="string">
            <text:p>bandit_face2</text:p>
          </table:table-cell>
          <table:table-cell table:style-name="ce33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pike_master_of_umbar&quot;,&quot;Corsair_Pike_Master&quot;,&quot;Corsair_Pike_Masters&quot;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" calcext:value-type="string">
            <text:p>["pike_master_of_umbar","Corsair_Pike_Master","Corsair_Pike_Masters"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throw_1|knows_power_strike_1</text:p>
          </table:table-cell>
          <table:table-cell table:style-name="ce31" office:value-type="string" calcext:value-type="string">
            <text:p>orc_face1</text:p>
          </table:table-cell>
          <table:table-cell table:style-name="ce31" office:value-type="string" calcext:value-type="string">
            <text:p>orc_face2</text:p>
          </table:table-cell>
          <table:table-cell table:style-name="ce33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throw_2|knows_power_strike_3</text:p>
          </table:table-cell>
          <table:table-cell table:style-name="ce31" office:value-type="string" calcext:value-type="string">
            <text:p>orc_face2</text:p>
          </table:table-cell>
          <table:table-cell table:style-name="ce31" office:value-type="string" calcext:value-type="string">
            <text:p>orc_face3</text:p>
          </table:table-cell>
          <table:table-cell table:style-name="ce33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power_throw_2|knows_power_strike_4</text:p>
          </table:table-cell>
          <table:table-cell table:style-name="ce31" office:value-type="string" calcext:value-type="string">
            <text:p>orc_face4</text:p>
          </table:table-cell>
          <table:table-cell table:style-name="ce31" office:value-type="string" calcext:value-type="string">
            <text:p>orc_face5</text:p>
          </table:table-cell>
          <table:table-cell table:style-name="ce33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power_throw_3|knows_power_strike_4</text:p>
          </table:table-cell>
          <table:table-cell table:style-name="ce31" office:value-type="string" calcext:value-type="string">
            <text:p>orc_face6</text:p>
          </table:table-cell>
          <table:table-cell table:style-name="ce31" office:value-type="string" calcext:value-type="string">
            <text:p>orc_face7</text:p>
          </table:table-cell>
          <table:table-cell table:style-name="ce33"/>
          <table:table-cell table:style-name="ce7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6|knows_power_strike_4</text:p>
          </table:table-cell>
          <table:table-cell table:style-name="ce31" office:value-type="string" calcext:value-type="string">
            <text:p>orc_face8</text:p>
          </table:table-cell>
          <table:table-cell table:style-name="ce31" office:value-type="string" calcext:value-type="string">
            <text:p>orc_face9</text:p>
          </table:table-cell>
          <table:table-cell table:style-name="ce33"/>
          <table:table-cell table:style-name="ce7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7|knows_power_strike_5</text:p>
          </table:table-cell>
          <table:table-cell table:style-name="ce31" office:value-type="string" calcext:value-type="string">
            <text:p>orc_face3</text:p>
          </table:table-cell>
          <table:table-cell table:style-name="ce31" office:value-type="string" calcext:value-type="string">
            <text:p>orc_face6</text:p>
          </table:table-cell>
          <table:table-cell table:style-name="ce33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riding_3|knows_power_throw_2|knows_power_strike_2|knows_horse_archery_2</text:p>
          </table:table-cell>
          <table:table-cell table:style-name="ce31" office:value-type="string" calcext:value-type="string">
            <text:p>orc_face7</text:p>
          </table:table-cell>
          <table:table-cell table:style-name="ce31" office:value-type="string" calcext:value-type="string">
            <text:p>orc_face4</text:p>
          </table:table-cell>
          <table:table-cell table:style-name="ce33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armored_1b,itm_warg_1c,itm_warg_1b,itm_wargarmored_2c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riding_3|knows_power_throw_3|knows_power_strike_3|knows_horse_archery_4</text:p>
          </table:table-cell>
          <table:table-cell table:style-name="ce31" office:value-type="string" calcext:value-type="string">
            <text:p>orc_face5</text:p>
          </table:table-cell>
          <table:table-cell table:style-name="ce31" office:value-type="string" calcext:value-type="string">
            <text:p>orc_face8</text:p>
          </table:table-cell>
          <table:table-cell table:style-name="ce33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itm_wargarmored_1c,itm_wargarmored_2b,itm_wargarmored_2c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riding_5|knows_power_throw_5|knows_power_strike_4|knows_horse_archery_5</text:p>
          </table:table-cell>
          <table:table-cell table:style-name="ce31" office:value-type="string" calcext:value-type="string">
            <text:p>orc_face7</text:p>
          </table:table-cell>
          <table:table-cell table:style-name="ce31" office:value-type="string" calcext:value-type="string">
            <text:p>orc_face8</text:p>
          </table:table-cell>
          <table:table-cell table:style-name="ce33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3|knows_power_draw_2|knows_power_strike_1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4|knows_power_draw_3|knows_power_strike_2|knows_ironflesh_2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4|knows_power_draw_4|knows_power_strike_2|knows_ironflesh_5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29" office:value-type="string" calcext:value-type="string">
            <text:p>attr_evil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athletics_7|knows_power_strike_6|knows_ironflesh_10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athletics_1|knows_power_strike_1|knows_ironflesh_2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2|knows_power_strike_2|knows_ironflesh_3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3|knows_power_strike_3|knows_ironflesh_4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5|knows_power_strike_5|knows_ironflesh_5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6|knows_power_strike_6|knows_ironflesh_6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3|knows_power_strike_3|knows_ironflesh_4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5|knows_power_strike_5|knows_ironflesh_5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2|knows_power_strike_5|knows_ironflesh_10</text:p>
          </table:table-cell>
          <table:table-cell table:style-name="ce31" office:value-type="string" calcext:value-type="string">
            <text:p>uruk_hai_face1</text:p>
          </table:table-cell>
          <table:table-cell table:style-name="ce31" office:value-type="string" calcext:value-type="string">
            <text:p>uruk_hai_face2</text:p>
          </table:table-cell>
          <table:table-cell table:style-name="ce33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1" table:number-columns-repeated="2"/>
          <table:table-cell table:style-name="ce33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1003"/>
        </table:table-row>
        <table:table-row table:style-name="ro3" table:number-rows-repeated="638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10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18" table:number-columns-repeated="1023" table:default-cell-style-name="ce35"/>
        <table:table-column table:style-name="co21" table:default-cell-style-name="ce35"/>
        <table:table-row table:style-name="ro6">
          <table:table-cell table:number-columns-repeated="7"/>
          <table:table-cell table:style-name="ce37" office:value-type="string" calcext:value-type="string">
            <text:p>Char 1</text:p>
          </table:table-cell>
          <table:table-cell table:style-name="ce37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2</text:p>
          </table:table-cell>
          <table:table-cell table:style-name="ce37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3</text:p>
          </table:table-cell>
          <table:table-cell table:style-name="ce37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4</text:p>
          </table:table-cell>
          <table:table-cell table:style-name="ce37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5</text:p>
          </table:table-cell>
          <table:table-cell table:style-name="ce37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6</text:p>
          </table:table-cell>
          <table:table-cell table:style-name="ce37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7</text:p>
          </table:table-cell>
          <table:table-cell table:style-name="ce37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6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.00.0000</text:date>, <text:time style:data-style-name="N2" text:time-value="11:32:08.45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2-28T11:42:19.991000000</dc:date>
    <meta:editing-duration>PT2H28M3S</meta:editing-duration>
    <meta:editing-cycles>24</meta:editing-cycles>
    <meta:document-statistic meta:table-count="2" meta:cell-count="5355" meta:object-count="0"/>
  </office:meta>
</office:document-meta>
</file>